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0-19_16-33-32_000.jpg</text:p>
          </table:table-cell>
          <table:table-cell table:style-name="ce27" office:value-type="string">
            <text:p>:bookmemo / 読んだ本 / 『学歴の深層心理』 / 著者=井上敏明 / 途中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bookmemo / 読んだ本 / 『学歴の深層心理』 / 著者=井上敏明 / 途中">
            <text:p>:bookmemo / 読んだ本 / 『学歴の深層心理』 / 著者=井上敏明 / 途中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10-19_16-33-47_000.jpg</text:p>
          </table:table-cell>
          <table:table-cell table:style-name="ce27" office:value-type="string">
            <text:p>:bookmemo / 読んだ本 / 『学歴の深層心理』 / 著者=井上敏明 / 途中 ここまで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bookmemo / 読んだ本 / 『学歴の深層心理』 / 著者=井上敏明 / 途中 ここまで">
            <text:p>:bookmemo / 読んだ本 / 『学歴の深層心理』 / 著者=井上敏明 / 途中 ここま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10-19_07-46-32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19_01-42-09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PHOTO 寝た時刻 / 2022">
            <text:p>:m :PHOTO 寝た時刻 / 2022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19_01-42-04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0-19_07-46-48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記録 / お酒：飲んだ量">
            <text:p>:m 記録 / お酒：飲んだ量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2-10-18_20-51-5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9" office:value-type="string">
            <text:p>2022-10-19_13-25-45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 office:value-type="string">
            <text:p>2022-10-19_18-44-37_000.mp4</text:p>
          </table:table-cell>
          <table:table-cell table:style-name="ce27" office:value-type="string">
            <text:p>:VIDEO / @自室 / 記録 / jap.flute / 演奏、play / R=1 / genre=melody:japanese-trad,record,file-piece-id=~,memo=~,session=hour-18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VIDEO / @自室 / 記録 / jap.flute / 演奏、play / R=1 / genre=melody:japanese-trad,record,file-piece-id=~,memo=~,session=hour-18,other=~ / follow~">
            <text:p>:VIDEO / @自室 / 記録 / jap.flute / 演奏、play / R=1 / genre=melody:japanese-trad,record,file-piece-id=~,memo=~,session=hour-18,other=~ / follow~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2-10-19_18-49-06_000.mp4</text:p>
          </table:table-cell>
          <table:table-cell table:style-name="ce27" office:value-type="string">
            <text:p>:VIDEO / @自室 / 記録 / jap.flute / 演奏、play / R=2 / genre=melody:japanese-trad,record,file-piece-id=~,memo=+,session=hour-19,other=~ / follow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VIDEO / @自室 / 記録 / jap.flute / 演奏、play / R=2 / genre=melody:japanese-trad,record,file-piece-id=~,memo=+,session=hour-19,other=~ / follow~">
            <text:p>:VIDEO / @自室 / 記録 / jap.flute / 演奏、play / R=2 / genre=melody:japanese-trad,record,file-piece-id=~,memo=+,session=hour-19,other=~ / follow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19_07-49-39_000.jpg</text:p>
          </table:table-cell>
          <table:table-cell table:style-name="ce27" office:value-type="string">
            <text:p>:m :th / topic=思想 / content=「思想の力」 / lang=ja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:th / topic=思想 / content=「思想の力」 / lang=ja">
            <text:p>:m :th / topic=思想 / content=「思想の力」 / lang=ja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0-19_12-55-41_000.jpg</text:p>
          </table:table-cell>
          <table:table-cell table:style-name="ce27" office:value-type="string">
            <text:p>:m RES 1*1 / free# JVEMV6 83#_7:1 / 83. chemistry / topics=有機化学,w=アシル基；オキソ酸,s=~,i=~,other=~,doc=r-1-1~1.1:f-13#L.1-0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RES 1*1 / free# JVEMV6 83#_7:1 / 83. chemistry / topics=有機化学,w=アシル基；オキソ酸,s=~,i=~,other=~,doc=r-1-1~1.1:f-13#L.1-0">
            <text:p>:m RES 1*1 / free# JVEMV6 83#_7:1 / 83. chemistry / topics=有機化学,w=アシル基；オキソ酸,s=~,i=~,other=~,doc=r-1-1~1.1:f-13#L.1-0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8" office:value-type="string">
            <text:p>2022-10-19_18-14-04_000.jpg</text:p>
          </table:table-cell>
          <table:table-cell table:style-name="ce27" office:value-type="string">
            <text:p>:m :guitar #*# / session-memo / p.1:genre=melody,tuning=1:5-2:4-3:1h-4:1,key=D,for=アルペジオ,file-piece-id=~,capo=2,musescore=~,other=add-to:2022-10-19(stamp)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:guitar #*# / session-memo / p.1:genre=melody,tuning=1:5-2:4-3:1h-4:1,key=D,for=アルペジオ,file-piece-id=~,capo=2,musescore=~,other=add-to:2022-10-19(stamp)">
            <text:p>:m :guitar #*# / session-memo / p.1:genre=melody,tuning=1:5-2:4-3:1h-4:1,key=D,for=アルペジオ,file-piece-id=~,capo=2,musescore=~,other=add-to:2022-10-19(stamp)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2-10-19_18-59-10_000.jpg</text:p>
          </table:table-cell>
          <table:table-cell table:style-name="ce27" office:value-type="string">
            <text:p>:m 記録 / 身体 / 全身像 / 顔 / 様子 / time=夜；occasion=楽器演奏したあと（篠笛）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記録 / 身体 / 全身像 / 顔 / 様子 / time=夜；occasion=楽器演奏したあと（篠笛）,other=~">
            <text:p>:m 記録 / 身体 / 全身像 / 顔 / 様子 / time=夜；occasion=楽器演奏したあと（篠笛）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2-10-19_18-59-18_000.jpg</text:p>
          </table:table-cell>
          <table:table-cell table:style-name="ce27" office:value-type="string">
            <text:p>:m :篠笛,shinobue #*# / session-memo:session-1 / p.1:genre=melody,R=2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:篠笛,shinobue #*# / session-memo:session-1 / p.1:genre=melody,R=2,musescore=~">
            <text:p>:m :篠笛,shinobue #*# / session-memo:session-1 / p.1:genre=melody,R=2,musescore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6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0">2022/10/20</text:date>, <text:time>10:15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20T10:15:40.30</dc:date>
    <dc:creator>iwabuchi ken</dc:creator>
    <meta:editing-duration>P49DT22H19M33S</meta:editing-duration>
    <meta:editing-cycles>16280</meta:editing-cycles>
    <meta:document-statistic meta:table-count="2" meta:cell-count="917" meta:object-count="0"/>
    <meta:user-defined meta:name="qrichtext">1</meta:user-defined>
  </office:meta>
</office:document-meta>
</file>